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Accanthis ADF Std No3" svg:font-family="'Accanthis ADF Std No3'" style:font-pitch="variable"/>
    <style:font-face style:name="Lohit Gujarati" svg:font-family="'Lohit Gujarat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officeooo:rsid="00012f82" officeooo:paragraph-rsid="00012f82"/>
    </style:style>
    <style:style style:name="P2" style:family="paragraph" style:parent-style-name="Standard">
      <style:paragraph-properties fo:text-align="start" style:justify-single-word="false"/>
      <style:text-properties style:font-name="Liberation Serif" officeooo:rsid="00012f82" officeooo:paragraph-rsid="00012f82"/>
    </style:style>
    <style:style style:name="P3" style:family="paragraph" style:parent-style-name="Standard">
      <style:paragraph-properties fo:text-align="start" style:justify-single-word="false"/>
      <style:text-properties style:font-name="Liberation Serif" officeooo:rsid="00012f82" officeooo:paragraph-rsid="00015ed6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weight="bold" officeooo:rsid="00012f82" officeooo:paragraph-rsid="00012f82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erif" officeooo:paragraph-rsid="00012f82"/>
    </style:style>
    <style:style style:name="T1" style:family="text">
      <style:text-properties officeooo:rsid="00012f82"/>
    </style:style>
    <style:style style:name="T2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officeooo:rsid="00015ed6" style:text-blinking="false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1 Artificial Intelligence Group 7</text:p>
      <text:p text:style-name="P4">Write Up</text:p>
      <text:p text:style-name="P1">By</text:p>
      <text:p text:style-name="P1">Ganesh Prasanna Balakrishnan</text:p>
      <text:p text:style-name="P1">Nishant Shah</text:p>
      <text:p text:style-name="P1">Rishi Khajuriwala</text:p>
      <text:p text:style-name="P1">Mohamad El-Rifai</text:p>
      <text:p text:style-name="P1"/>
      <text:p text:style-name="P1"/>
      <text:p text:style-name="P2">Part 1 . Heavy N-queens Problem</text:p>
      <text:p text:style-name="P2"/>
      <text:p text:style-name="P5"><text:span text:style-name="T1">Question 1) <text:s/></text:span><text:span text:style-name="T2">How large of a puzzle can your program typically solve within 10 seconds using A*?  </text:span></text:p>
      <text:p text:style-name="P5"><text:span text:style-name="T2"><text:s text:c="23"/>Using greedy hill climbing?</text:span></text:p>
      <text:p text:style-name="P3"><text:span text:style-name="T2">Answer 1) <text:s text:c="5"/>For Greedy hill climbing, 31 queens is the <text:s/>maximum number for which the program gives solves <text:s text:c="10"/></text:span></text:p>
      <text:p text:style-name="P3"><text:span text:style-name="T2"><text:s text:c="23"/>the puzzle in 10 seconds. </text:span><text:span text:style-name="T3">We got the solved puzzle in 5.49 seconds. But not all times, as it gets</text:span></text:p>
      <text:p text:style-name="P3"><text:span text:style-name="T3"><text:s text:c="23"/>stuck at local maxima. Our program mostly gives solution for 20 queens but for optimal solutions</text:span></text:p>
      <text:p text:style-name="P3"><text:span text:style-name="T3"><text:s text:c="23"/>you can check 15 queens.</text:span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Accanthis ADF Std No3" svg:font-family="'Accanthis ADF Std No3'" style:font-pitch="variable"/>
    <style:font-face style:name="Lohit Gujarati" svg:font-family="'Lohit Gujarat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1T00:44:09.961594745</meta:creation-date>
    <dc:date>2018-02-11T01:08:50.503838210</dc:date>
    <meta:editing-duration>PT8M10S</meta:editing-duration>
    <meta:editing-cycles>1</meta:editing-cycles>
    <meta:document-statistic meta:table-count="0" meta:image-count="0" meta:object-count="0" meta:page-count="1" meta:paragraph-count="14" meta:word-count="104" meta:character-count="710" meta:non-whitespace-character-count="508"/>
    <meta:generator>LibreOffice/4.2.8.2$Linux_X86_64 LibreOffice_project/420m0$Build-2</meta:generator>
  </office:meta>
</office:document-meta>
</file>